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ed7c12" draw:marker-start-width="0.5cm" draw:marker-end-width="0.5cm" draw:fill-color="#ffffff" draw:textarea-horizontal-align="justify" draw:textarea-vertical-align="middle" draw:auto-grow-height="false" fo:min-height="2.48cm" fo:min-width="3.432cm" fo:padding-top="0.175cm" fo:padding-bottom="0.175cm" fo:padding-left="0.3cm" fo:padding-right="0.3cm"/>
    </style:style>
    <style:style style:name="gr2" style:family="graphic" style:parent-style-name="objectwithoutfill">
      <style:graphic-properties svg:stroke-color="#ed7c12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ed7c12" draw:marker-end="Arrow" draw:marker-end-width="0.3cm" draw:fill="none" draw:textarea-horizontal-align="left" draw:textarea-vertical-align="top" fo:padding-right="0.9cm"/>
    </style:style>
    <style:style style:name="gr4" style:family="graphic" style:parent-style-name="objectwithoutfill">
      <style:graphic-properties svg:stroke-color="#ed7c12"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svg:stroke-color="#ed7c12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ed7c12" draw:marker-end="Arrow" draw:marker-end-width="0.3cm" draw:fill="none" draw:textarea-horizontal-align="left" draw:textarea-vertical-align="top"/>
    </style:style>
    <style:style style:name="gr7" style:family="graphic" style:parent-style-name="objectwithoutfill">
      <style:graphic-properties svg:stroke-color="#ed7c12" draw:marker-end="Arrow" draw:marker-end-width="0.3cm" draw:fill="none" draw:textarea-horizontal-align="left" draw:textarea-vertical-align="middle"/>
    </style:style>
    <style:style style:name="gr8" style:family="graphic" style:parent-style-name="objectwithoutfill">
      <style:graphic-properties svg:stroke-color="#ed7c12" draw:marker-end="Arrow" draw:marker-end-width="0.3cm" draw:fill="none" draw:textarea-horizontal-align="right" draw:textarea-vertical-align="middle"/>
    </style:style>
    <style:style style:name="gr9" style:family="graphic" style:parent-style-name="objectwithoutfill">
      <style:graphic-properties svg:stroke-color="#ed7c12" draw:marker-end="Arrow" draw:marker-end-width="0.3cm" draw:fill="none" draw:textarea-horizontal-align="left" draw:textarea-vertical-align="bottom"/>
    </style:style>
    <style:style style:name="gr10" style:family="graphic" style:parent-style-name="objectwithoutfill">
      <style:graphic-properties svg:stroke-color="#ed7c12" draw:marker-end="Arrow" draw:marker-end-width="0.3cm" draw:fill="none" draw:textarea-horizontal-align="right" draw:textarea-vertical-align="top"/>
    </style:style>
    <style:style style:name="gr11" style:family="graphic" style:parent-style-name="objectwithoutfill">
      <style:graphic-properties svg:stroke-color="#ed7c12" draw:marker-end="Arrow" draw:marker-end-width="0.3cm" draw:fill="none" draw:textarea-vertical-align="bottom"/>
    </style:style>
    <style:style style:name="gr12" style:family="graphic" style:parent-style-name="objectwithoutfill">
      <style:graphic-properties svg:stroke-color="#ed7c12" draw:marker-end="Arrow" draw:marker-end-width="0.3cm" draw:fill="none" draw:textarea-vertical-align="top"/>
    </style:style>
    <style:style style:name="gr13" style:family="graphic" style:parent-style-name="objectwithoutfill">
      <style:graphic-properties svg:stroke-color="#ed7c12" draw:marker-end="Arrow" draw:marker-end-width="0.3cm" draw:fill="none" draw:textarea-horizontal-align="center"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Segoe UI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Segoe UI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Segoe UI"/>
    </style:style>
    <style:style style:name="T1" style:family="text">
      <style:text-properties style:font-name="Segoe UI"/>
    </style:style>
    <style:style style:name="T2" style:family="text">
      <style:text-properties style:font-name="Segoe UI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cm" svg:height="4cm" svg:x="5cm" svg:y="3.5cm">
          <text:p text:style-name="P1"><text:span text:style-name="T1">Lancer le je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5.7cm" svg:height="4cm" svg:x="15.7cm" svg:y="7.2cm">
          <text:p text:style-name="P1"><text:span text:style-name="T1">S1 : Se dépl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5.7cm" svg:height="4cm" svg:x="20.4cm" svg:y="14cm">
          <text:p text:style-name="P1"><text:span text:style-name="T1">S3 : Fin du je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5.7cm" svg:height="4cm" svg:x="2.3cm" svg:y="13.6cm">
          <text:p text:style-name="P1"><text:span text:style-name="T1">S2 : Combatt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7cm" svg:y1="5.5cm" svg:x2="15.7cm" svg:y2="9.2cm" draw:start-shape="id1" draw:start-glue-point="10" draw:end-shape="id2" svg:d="M10700 5500c3751 0 1252 3700 5000 3700" svg:viewBox="0 0 5001 3701">
          <text:p/>
        </draw:connector>
        <draw:connector draw:style-name="gr2" draw:text-style-name="P1" draw:layer="layout" draw:type="curve" draw:line-skew="1.243cm -0.844cm" svg:x1="21.4cm" svg:y1="9.2cm" svg:x2="18.55cm" svg:y2="7.2cm" draw:start-shape="id2" draw:start-glue-point="10" draw:end-shape="id2" draw:end-glue-point="4" svg:d="M21400 9200c2691 0 2243-1697 858-2720s-3708-1371-3708 720" svg:viewBox="0 0 4812 3533">
          <text:p/>
        </draw:connector>
        <draw:connector draw:style-name="gr3" draw:text-style-name="P2" draw:layer="layout" draw:type="curve" svg:x1="16.534cm" svg:y1="10.615cm" svg:x2="7.166cm" svg:y2="14.185cm" draw:start-shape="id2" draw:start-glue-point="7" draw:end-shape="id3" draw:end-glue-point="11" svg:d="M16534 10615c0 2679-9368 894-9368 3570" svg:viewBox="0 0 9369 3571">
          <text:p text:style-name="P1"><text:span text:style-name="T1">Rencontre d'un monstre</text:span></text:p>
        </draw:connector>
        <draw:connector draw:style-name="gr4" draw:text-style-name="P2" draw:layer="layout" draw:type="curve" svg:x1="8cm" svg:y1="15.6cm" svg:x2="18.55cm" svg:y2="11.2cm" draw:start-shape="id3" draw:start-glue-point="10" draw:end-shape="id2" draw:end-glue-point="8" svg:d="M8000 15600c7034 0 10550-1466 10550-4400" svg:viewBox="0 0 10551 4401">
          <text:p text:style-name="P1"><text:span text:style-name="T1">Petit Monstre Vaincu</text:span></text:p>
        </draw:connector>
        <draw:connector draw:style-name="gr5" draw:text-style-name="P2" draw:layer="layout" draw:type="curve" draw:line-skew="-1.419cm" svg:x1="7.166cm" svg:y1="17.015cm" svg:x2="21.234cm" svg:y2="17.415cm" draw:start-shape="id3" draw:start-glue-point="9" draw:end-shape="id4" draw:end-glue-point="7" svg:d="M7166 17015c0 175 14068-24 14068 400" svg:viewBox="0 0 14069 401">
          <text:p text:style-name="P1"><text:span text:style-name="T1">Mort au combat du joueur</text:span></text:p>
          <text:p text:style-name="P1"><text:span text:style-name="T1">Victoire face au Boss de Fin</text:span></text:p>
        </draw:connector>
        <draw:connector draw:style-name="gr6" draw:text-style-name="P4" draw:layer="layout" draw:type="curve" svg:x1="20.566cm" svg:y1="10.615cm" svg:x2="23.25cm" svg:y2="14cm" draw:start-shape="id2" draw:start-glue-point="9" draw:end-shape="id4" svg:d="M20566 10615c0 2979 2684 1287 2684 3385" svg:viewBox="0 0 2685 3386">
          <text:p text:style-name="P3"><text:span text:style-name="T1">Arriver dans une zone létale</text:span></text:p>
        </draw:connector>
      </draw:page>
      <draw:page draw:name="page2" draw:style-name="dp1" draw:master-page-name="Standard">
        <draw:custom-shape draw:style-name="gr1" draw:text-style-name="P2" xml:id="id6" draw:id="id6" draw:layer="layout" svg:width="5.7cm" svg:height="4cm" svg:x="12.5cm" svg:y="6.8cm">
          <text:p text:style-name="P1"><text:span text:style-name="T1">Restituer</text:span></text:p>
          <text:p text:style-name="P1"><text:span text:style-name="T1">environnement</text:span></text:p>
          <text:p text:style-name="P1"><text:span text:style-name="T1">sono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5.7cm" svg:height="4cm" svg:x="21.1cm" svg:y="1.8cm">
          <text:p text:style-name="P1"><text:span text:style-name="T1">Changement</text:span></text:p>
          <text:p text:style-name="P1"><text:span text:style-name="T1">de position :</text:span></text:p>
          <text:p text:style-name="P1"><text:span text:style-name="T1">Émettre un bruit</text:span></text:p>
          <text:p text:style-name="P1"><text:span text:style-name="T1"><text:s/></text:span><text:span text:style-name="T1">de p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5.7cm" svg:height="4cm" svg:x="22cm" svg:y="10.1cm">
          <text:p text:style-name="P1"><text:span text:style-name="T1">Émettre</text:span></text:p>
          <text:p text:style-name="P1"><text:span text:style-name="T1">un bruit de</text:span></text:p>
          <text:p text:style-name="P1"><text:span text:style-name="T1">trép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5.7cm" svg:height="4cm" svg:x="17.937cm" svg:y="14.724cm">
          <text:p text:style-name="P1"><text:span text:style-name="T1">S3 : Fin du je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5.7cm" svg:height="4cm" svg:x="3cm" svg:y="15.7cm">
          <text:p text:style-name="P1"><text:span text:style-name="T1">S2 : Combatt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5.7cm" svg:height="4cm" svg:x="3.3cm" svg:y="1.5cm">
          <text:p text:style-name="P1"><text:span text:style-name="T1">Pause :</text:span></text:p>
          <text:p text:style-name="P1"><text:span text:style-name="T1">Couper la </text:span></text:p>
          <text:p text:style-name="P1"><text:span text:style-name="T1">musiq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9cm" svg:y1="3.5cm" svg:x2="13.334cm" svg:y2="7.385cm" draw:start-shape="id5" draw:start-glue-point="10" draw:end-shape="id6" draw:end-glue-point="5" svg:d="M9000 3500c2890 0 4334 1295 4334 3885" svg:viewBox="0 0 4335 3886">
          <text:p text:style-name="P1"><text:span text:style-name="T1">[Espace]</text:span></text:p>
        </draw:connector>
        <draw:connector draw:style-name="gr5" draw:text-style-name="P2" draw:layer="layout" draw:type="curve" svg:x1="12.5cm" svg:y1="8.8cm" svg:x2="8.166cm" svg:y2="4.915cm" draw:start-shape="id6" draw:start-glue-point="6" draw:end-shape="id5" draw:end-glue-point="9" svg:d="M12500 8800c-2890 0-4334-1295-4334-3885" svg:viewBox="0 0 4335 3886">
          <text:p text:style-name="P1"><text:span text:style-name="T1">[Espace]</text:span></text:p>
        </draw:connector>
        <draw:connector draw:style-name="gr5" draw:text-style-name="P2" draw:layer="layout" draw:type="curve" svg:x1="15.35cm" svg:y1="6.8cm" svg:x2="21.1cm" svg:y2="3.8cm" draw:start-shape="id6" draw:start-glue-point="4" draw:end-shape="id7" draw:end-glue-point="6" svg:d="M15350 6800c0-2000 1916-3000 5750-3000" svg:viewBox="0 0 5751 3001">
          <text:p text:style-name="P1"><text:span text:style-name="T1">Flèches </text:span></text:p>
          <text:p text:style-name="P1"><text:span text:style-name="T1">Directionnelles</text:span></text:p>
        </draw:connector>
        <draw:connector draw:style-name="gr7" draw:text-style-name="P2" draw:layer="layout" draw:type="curve" draw:line-skew="0.749cm" svg:x1="23.95cm" svg:y1="5.8cm" svg:x2="24.85cm" svg:y2="10.1cm" draw:start-shape="id7" draw:start-glue-point="8" draw:end-shape="id8" draw:end-glue-point="4" svg:d="M23950 5800c0 4350 900 2200 900 4300" svg:viewBox="0 0 901 4301">
          <text:p text:style-name="P1"><text:span text:style-name="T1">Arriver dans une </text:span></text:p>
          <text:p text:style-name="P1"><text:span text:style-name="T1">zone létale</text:span></text:p>
        </draw:connector>
        <draw:connector draw:style-name="gr2" draw:text-style-name="P2" draw:layer="layout" draw:type="curve" svg:x1="24.85cm" svg:y1="14.1cm" svg:x2="23.637cm" svg:y2="16.724cm" draw:start-shape="id8" draw:start-glue-point="8" draw:end-shape="id9" draw:end-glue-point="10" svg:d="M24850 14100c0 1750-404 2624-1213 2624" svg:viewBox="0 0 1214 2625">
          <text:p/>
        </draw:connector>
        <draw:connector draw:style-name="gr6" draw:text-style-name="P6" draw:layer="layout" draw:type="curve" svg:x1="15.35cm" svg:y1="10.8cm" svg:x2="7.866cm" svg:y2="16.285cm" draw:start-shape="id6" draw:start-glue-point="8" draw:end-shape="id10" draw:end-glue-point="11" svg:d="M15350 10800c0 3676-7484 934-7484 5485" svg:viewBox="0 0 7485 5486">
          <text:p text:style-name="P5"><text:span text:style-name="T1">Rencontre d'un monstre</text:span></text:p>
        </draw:connector>
        <draw:connector draw:style-name="gr8" draw:text-style-name="P2" draw:layer="layout" draw:type="curve" svg:x1="15.35cm" svg:y1="10.8cm" svg:x2="20.787cm" svg:y2="14.724cm" draw:start-shape="id6" draw:start-glue-point="8" draw:end-shape="id9" draw:end-glue-point="4" svg:d="M15350 10800c0 2944 5437 983 5437 3924" svg:viewBox="0 0 5438 3925">
          <text:p text:style-name="P1"><text:span text:style-name="T1">[Q]</text:span></text:p>
        </draw:connector>
        <draw:connector draw:style-name="gr2" draw:text-style-name="P1" draw:layer="layout" draw:type="curve" svg:x1="21.934cm" svg:y1="5.215cm" svg:x2="18.2cm" svg:y2="8.8cm" draw:start-shape="id7" draw:start-glue-point="7" draw:end-shape="id6" draw:end-glue-point="10" svg:d="M21934 5215c0 2390-1244 3585-3734 3585" svg:viewBox="0 0 3735 3586">
          <text:p/>
        </draw:connector>
        <draw:custom-shape draw:style-name="gr1" draw:text-style-name="P2" xml:id="id11" draw:id="id11" draw:layer="layout" svg:width="5.7cm" svg:height="4cm" svg:x="10.8cm" svg:y="14.8cm">
          <text:p text:style-name="P1"><text:span text:style-name="T1">Afficher l'ai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curve" svg:x1="15.35cm" svg:y1="10.8cm" svg:x2="13.65cm" svg:y2="14.8cm" draw:start-shape="id6" draw:start-glue-point="8" draw:end-shape="id11" svg:d="M15350 10800c0 3001-1700 1002-1700 4000" svg:viewBox="0 0 1701 4001">
          <text:p text:style-name="P1"><text:span text:style-name="T1">[H]</text:span></text:p>
        </draw:connector>
        <draw:custom-shape draw:style-name="gr1" draw:text-style-name="P2" xml:id="id12" draw:id="id12" draw:layer="layout" svg:width="5.7cm" svg:height="4cm" svg:x="1.2cm" svg:y="8.3cm">
          <text:p text:style-name="P1"><text:span text:style-name="T1">Sauvegarde de</text:span></text:p>
          <text:p text:style-name="P1"><text:span text:style-name="T1">la parti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curve" draw:line-skew="0.13cm 0.475cm" svg:x1="12.5cm" svg:y1="8.8cm" svg:x2="6.066cm" svg:y2="8.885cm" draw:start-shape="id6" draw:start-glue-point="6" draw:end-shape="id12" draw:end-glue-point="11" svg:d="M12500 8800c-4003 0-3335-288-3943-514s-2491-391-2491 599" svg:viewBox="0 0 6435 772">
          <text:p text:style-name="P1"><text:span text:style-name="T2"/></text:p>
          <text:p text:style-name="P1"><text:span text:style-name="T1">[S]</text:span></text:p>
        </draw:connector>
        <draw:connector draw:style-name="gr2" draw:text-style-name="P1" draw:layer="layout" draw:type="curve" draw:line-skew="0cm -0.978cm" svg:x1="6.9cm" svg:y1="10.3cm" svg:x2="13.334cm" svg:y2="10.215cm" draw:start-shape="id12" draw:start-glue-point="10" draw:end-shape="id6" draw:end-glue-point="7" svg:d="M6900 10300c4201 0 3501 37 4059 75s2375 78 2375-160" svg:viewBox="0 0 6435 190">
          <text:p/>
        </draw:connector>
      </draw:page>
      <draw:page draw:name="page3" draw:style-name="dp1" draw:master-page-name="Standard">
        <draw:custom-shape draw:style-name="gr1" draw:text-style-name="P2" xml:id="id15" draw:id="id15" draw:layer="layout" svg:width="5.7cm" svg:height="4cm" svg:x="4.4cm" svg:y="2.4cm">
          <text:p text:style-name="P1"><text:span text:style-name="T1">Émettre</text:span></text:p>
          <text:p text:style-name="P1"><text:span text:style-name="T1">le bruit du</text:span></text:p>
          <text:p text:style-name="P1"><text:span text:style-name="T1">monst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5.7cm" svg:height="4cm" svg:x="20.6cm" svg:y="2.4cm">
          <text:p text:style-name="P1"><text:span text:style-name="T1"><text:s/></text:span><text:span text:style-name="T1">Simuler une </text:span></text:p>
          <text:p text:style-name="P1"><text:span text:style-name="T1">attaque de </text:span></text:p>
          <text:p text:style-name="P1"><text:span text:style-name="T1">monst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5.7cm" svg:height="4cm" svg:x="21.7cm" svg:y="13.7cm">
          <text:p text:style-name="P1"><text:span text:style-name="T1">S3 : Fin du Je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5.7cm" svg:height="4cm" svg:x="14.1cm" svg:y="10.9cm">
          <text:p text:style-name="P1"><text:span text:style-name="T1">Taper : </text:span></text:p>
          <text:p text:style-name="P1"><text:span text:style-name="T1">Émettre</text:span><text:span text:style-name="T1"> des </text:span></text:p>
          <text:p text:style-name="P1"><text:span text:style-name="T1">bruits de coup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5.7cm" svg:height="4cm" svg:x="1.9cm" svg:y="10.7cm">
          <text:p text:style-name="P1"><text:span text:style-name="T1">Émettre</text:span><text:span text:style-name="T1"> un</text:span></text:p>
          <text:p text:style-name="P1"><text:span text:style-name="T1">bruit de monstre</text:span></text:p>
          <text:p text:style-name="P1"><text:span text:style-name="T1">qui meu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5.7cm" svg:height="4cm" svg:x="4.1cm" svg:y="15.4cm">
          <text:p text:style-name="P1"><text:span text:style-name="T1">S1 : Se déplac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23.45cm" svg:y1="6.4cm" svg:x2="24.55cm" svg:y2="13.7cm" draw:start-shape="id13" draw:start-glue-point="8" draw:end-shape="id14" svg:d="M23450 6400c0 5476 1100 1827 1100 7300" svg:viewBox="0 0 1101 7301">
          <text:p text:style-name="P1"><text:span text:style-name="T1">Plus de vie :</text:span></text:p>
          <text:p text:style-name="P1"><text:span text:style-name="T1">Mort du joueur</text:span></text:p>
        </draw:connector>
        <draw:connector draw:style-name="gr11" draw:text-style-name="P2" draw:layer="layout" draw:type="curve" svg:x1="20.6cm" svg:y1="4.4cm" svg:x2="10.1cm" svg:y2="4.4cm" draw:start-shape="id13" draw:start-glue-point="6" draw:end-shape="id15" draw:end-glue-point="10" svg:d="M20600 4400h-10500" svg:viewBox="0 0 10501 1">
          <text:p text:style-name="P1"><text:span text:style-name="T1">Assez de vie</text:span></text:p>
        </draw:connector>
        <draw:connector draw:style-name="gr6" draw:text-style-name="P2" draw:layer="layout" draw:type="curve" svg:x1="9.266cm" svg:y1="5.815cm" svg:x2="14.934cm" svg:y2="11.485cm" draw:start-shape="id15" draw:start-glue-point="9" draw:end-shape="id16" draw:end-glue-point="5" svg:d="M9266 5815c0 4254 5668 1419 5668 5670" svg:viewBox="0 0 5669 5671">
          <text:p text:style-name="P1"><text:span text:style-name="T1">[E]</text:span></text:p>
        </draw:connector>
        <draw:connector draw:style-name="gr12" draw:text-style-name="P2" draw:layer="layout" draw:type="curve" svg:x1="14.1cm" svg:y1="12.9cm" svg:x2="7.6cm" svg:y2="12.7cm" draw:start-shape="id16" draw:start-glue-point="6" draw:end-shape="id17" draw:end-glue-point="10" svg:d="M14100 12900c-4873 0-1624-200-6500-200" svg:viewBox="0 0 6501 201">
          <text:p text:style-name="P1"><text:span text:style-name="T1">Attaque réussite</text:span></text:p>
        </draw:connector>
        <draw:connector draw:style-name="gr8" draw:text-style-name="P2" draw:layer="layout" draw:type="curve" draw:line-skew="2.249cm" svg:x1="18.966cm" svg:y1="11.485cm" svg:x2="21.434cm" svg:y2="5.815cm" draw:start-shape="id16" draw:start-glue-point="11" draw:end-shape="id13" draw:end-glue-point="7" svg:d="M18966 11485c0-877 2468 1957 2468-5670" svg:viewBox="0 0 2469 5671">
          <text:p text:style-name="P1"><text:span text:style-name="T1">Attaque ratée</text:span></text:p>
        </draw:connector>
        <draw:connector draw:style-name="gr2" draw:text-style-name="P1" draw:layer="layout" draw:type="curve" svg:x1="4.75cm" svg:y1="14.7cm" svg:x2="6.95cm" svg:y2="15.4cm" draw:start-shape="id17" draw:start-glue-point="8" draw:end-shape="id18" draw:end-glue-point="4" svg:d="M4750 14700c0 526 2200 177 2200 700" svg:viewBox="0 0 2201 701">
          <text:p/>
        </draw:connector>
      </draw:page>
      <draw:page draw:name="page4" draw:style-name="dp1" draw:master-page-name="Standard">
        <draw:custom-shape draw:style-name="gr1" draw:text-style-name="P2" xml:id="id19" draw:id="id19" draw:layer="layout" svg:width="5.7cm" svg:height="4cm" svg:x="12.4cm" svg:y="2cm">
          <text:p text:style-name="P1"><text:span text:style-name="T1">S3 : Fin du je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5.7cm" svg:height="4cm" svg:x="4.6cm" svg:y="9.1cm">
          <text:p text:style-name="P1"><text:span text:style-name="T1">Victoire :</text:span></text:p>
          <text:p text:style-name="P1"><text:span text:style-name="T1">Émettre</text:span></text:p>
          <text:p text:style-name="P1"><text:span text:style-name="T1">une musique de</text:span></text:p>
          <text:p text:style-name="P1"><text:span text:style-name="T1">victoi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5.7cm" svg:height="4cm" svg:x="22.6cm" svg:y="8.2cm">
          <text:p text:style-name="P1"><text:span text:style-name="T1">Défaite :</text:span></text:p>
          <text:p text:style-name="P1"><text:span text:style-name="T1">Émettre</text:span></text:p>
          <text:p text:style-name="P1"><text:span text:style-name="T1">une musique de </text:span></text:p>
          <text:p text:style-name="P1"><text:span text:style-name="T1">défa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5.7cm" svg:height="4cm" svg:x="12cm" svg:y="15.1cm">
          <text:p text:style-name="P1"><text:span text:style-name="T1">Quitter le je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curve" svg:x1="13.234cm" svg:y1="5.415cm" svg:x2="7.45cm" svg:y2="9.1cm" draw:start-shape="id19" draw:start-glue-point="7" draw:end-shape="id20" svg:d="M13234 5415c0 3204-5784 1362-5784 3685" svg:viewBox="0 0 5785 3686">
          <text:p text:style-name="P1"><text:span text:style-name="T1">Victoire face au Boss de Fin</text:span></text:p>
        </draw:connector>
        <draw:connector draw:style-name="gr13" draw:text-style-name="P2" draw:layer="layout" draw:type="curve" draw:line-skew="-0.248cm" svg:x1="17.266cm" svg:y1="5.415cm" svg:x2="25.45cm" svg:y2="8.2cm" draw:start-shape="id19" draw:start-glue-point="9" draw:end-shape="id21" draw:end-glue-point="4" svg:d="M17266 5415c0 2157 8184 765 8184 2785" svg:viewBox="0 0 8185 2786">
          <text:p text:style-name="P1"><text:span text:style-name="T1">Mort du joueur</text:span></text:p>
          <text:p text:style-name="P1"><text:span text:style-name="T1"/></text:p>
          <text:p text:style-name="P1"><text:span text:style-name="T1">Appui sur la touche [Q]</text:span></text:p>
        </draw:connector>
        <draw:connector draw:style-name="gr2" draw:text-style-name="P1" draw:layer="layout" draw:type="curve" svg:x1="7.45cm" svg:y1="13.1cm" svg:x2="12.834cm" svg:y2="15.685cm" draw:start-shape="id20" draw:start-glue-point="8" draw:end-shape="id22" draw:end-glue-point="5" svg:d="M7450 13100c0 1501 5384 209 5384 2585" svg:viewBox="0 0 5385 2586">
          <text:p/>
        </draw:connector>
        <draw:connector draw:style-name="gr2" draw:text-style-name="P1" draw:layer="layout" draw:type="curve" svg:x1="25.45cm" svg:y1="12.2cm" svg:x2="16.866cm" svg:y2="15.685cm" draw:start-shape="id21" draw:start-glue-point="8" draw:end-shape="id22" draw:end-glue-point="11" svg:d="M25450 12200c0 2176-8584 434-8584 3485" svg:viewBox="0 0 8585 34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1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1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19:48:44.317661568</meta:creation-date>
    <dc:date>2015-03-25T20:56:08.072831099</dc:date>
    <meta:editing-duration>PT2H23M</meta:editing-duration>
    <meta:editing-cycles>59</meta:editing-cycles>
    <meta:generator>LibreOffice/4.3.5.2.0$Linux_X86_64 LibreOffice_project/430m0$Build-2</meta:generator>
    <meta:document-statistic meta:object-count="49"/>
  </office:meta>
</office:document-meta>
</file>